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fo:font-size="12pt" style:font-size-asian="12pt"/>
    </style:style>
    <style:style style:name="P8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line-height="0.2083in" fo:text-align="justify" style:justify-single-word="false"/>
      <style:text-properties fo:font-size="12pt" officeooo:paragraph-rsid="001bfc8b" style:font-size-asian="12pt"/>
    </style:style>
    <style:style style:name="P10" style:family="paragraph" style:parent-style-name="Standard">
      <style:paragraph-properties fo:line-height="0.2083in" fo:text-align="start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line-height="0.2083in" fo:text-align="justify" style:justify-single-word="false"/>
      <style:text-properties fo:font-size="12pt" fo:font-style="italic" officeooo:paragraph-rsid="001c838d" style:font-size-asian="12pt" style:font-style-asian="italic" style:font-size-complex="12pt"/>
    </style:style>
    <style:style style:name="P13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line-height="0.2083in"/>
    </style:style>
    <style:style style:name="P16" style:family="paragraph" style:parent-style-name="Standard">
      <style:paragraph-properties fo:line-height="0.2083in" fo:text-align="justify" style:justify-single-word="false"/>
    </style:style>
    <style:style style:name="P17" style:family="paragraph" style:parent-style-name="Standard">
      <style:paragraph-properties fo:line-height="0.2083in"/>
      <style:text-properties officeooo:paragraph-rsid="00176e49"/>
    </style:style>
    <style:style style:name="P1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0" style:family="paragraph" style:parent-style-name="Standard">
      <style:paragraph-properties fo:line-height="0.2083in"/>
      <style:text-properties fo:font-size="9pt" officeooo:paragraph-rsid="00176e49" style:font-size-asian="9pt" style:font-size-complex="9pt"/>
    </style:style>
    <style:style style:name="P21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in" fo:margin-right="-0.0016in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0.2083in" fo:text-align="justify" style:justify-single-word="false" fo:orphans="2" fo:widows="2" fo:text-indent="0.25in" style:auto-text-indent="false" style:page-number="auto" style:writing-mode="lr-tb"/>
      <style:text-properties officeooo:paragraph-rsid="001bfc8b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0.2083in" fo:text-align="justify" style:justify-single-word="false" fo:orphans="2" fo:widows="2" fo:text-indent="0.25in" style:auto-text-indent="false" style:page-number="auto" style:writing-mode="lr-tb"/>
      <style:text-properties style:text-underline-style="none" officeooo:paragraph-rsid="0015aeb5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0.2083in" fo:text-align="justify" style:justify-single-word="false" fo:orphans="2" fo:widows="2" fo:text-indent="0.25in" style:auto-text-indent="false" style:page-number="auto" style:writing-mode="lr-tb"/>
      <style:text-properties fo:font-size="12pt" style:text-underline-style="none" officeooo:rsid="0015aeb5" officeooo:paragraph-rsid="0015aeb5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0.2083in" fo:text-align="justify" style:justify-single-word="false" fo:orphans="2" fo:widows="2" fo:text-indent="0.25in" style:auto-text-indent="false" style:page-number="auto" style:writing-mode="lr-tb"/>
      <style:text-properties fo:font-size="12pt" style:font-size-asian="12pt"/>
    </style:style>
    <style:style style:name="P29" style:family="paragraph" style:parent-style-name="Normal">
      <style:paragraph-properties fo:orphans="2" fo:widows="2"/>
    </style:style>
    <style:style style:name="P30" style:family="paragraph" style:parent-style-name="Основной_20_текст_20_3">
      <style:paragraph-properties fo:line-height="0.2083in"/>
    </style:style>
    <style:style style:name="P31" style:family="paragraph" style:parent-style-name="Header">
      <style:paragraph-properties fo:margin-top="0in" fo:margin-bottom="0.139in" loext:contextual-spacing="false" fo:text-align="center" style:justify-single-word="false"/>
      <style:text-properties fo:font-size="12pt" fo:font-style="italic" style:font-size-asian="12pt" style:font-style-asian="italic" style:font-size-complex="12pt"/>
    </style:style>
    <style:style style:name="P32" style:family="paragraph" style:parent-style-name="Normal">
      <style:paragraph-properties fo:margin-top="0.0417in" fo:margin-bottom="0.0417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style="italic" fo:font-weight="bold" style:font-size-asian="12pt" style:font-style-asian="italic" style:font-weight-asian="bold"/>
    </style:style>
    <style:style style:name="P33" style:family="paragraph" style:parent-style-name="Standard" style:list-style-name="L1">
      <style:paragraph-properties fo:line-height="0.2083in" fo:text-align="justify" style:justify-single-word="false"/>
      <style:text-properties fo:font-size="12pt" style:text-underline-style="none" officeooo:rsid="0015aeb5" officeooo:paragraph-rsid="0015aeb5" style:font-size-asian="12pt" style:font-size-complex="12pt"/>
    </style:style>
    <style:style style:name="P34" style:family="paragraph" style:parent-style-name="Standard" style:list-style-name="L1">
      <style:paragraph-properties fo:line-height="0.2083in" fo:text-align="justify" style:justify-single-word="false"/>
      <style:text-properties fo:font-size="12pt" style:text-underline-style="none" officeooo:rsid="0015aeb5" officeooo:paragraph-rsid="00299beb" style:font-size-asian="12pt" style:font-size-complex="12pt"/>
    </style:style>
    <style:style style:name="P35" style:family="paragraph" style:parent-style-name="Standard" style:list-style-name="L2">
      <style:paragraph-properties fo:line-height="0.2083in" fo:text-align="justify" style:justify-single-word="false"/>
      <style:text-properties fo:font-size="12pt" style:text-underline-style="none" officeooo:rsid="0015aeb5" officeooo:paragraph-rsid="0015aeb5" style:font-size-asian="12pt" style:font-size-complex="12pt"/>
    </style:style>
    <style:style style:name="P36" style:family="paragraph" style:parent-style-name="Standard" style:list-style-name="L3" style:master-page-name="">
      <loext:graphic-properties draw:fill="none"/>
      <style:paragraph-properties fo:text-align="justify" style:justify-single-word="false" fo:orphans="2" fo:widows="2" style:page-number="auto" style:writing-mode="lr-tb"/>
      <style:text-properties fo:font-size="12pt" style:text-underline-style="none" style:font-size-asian="12pt" style:font-size-complex="12pt"/>
    </style:style>
    <style:style style:name="P37" style:family="paragraph" style:parent-style-name="Standard" style:list-style-name="L3" style:master-page-name="">
      <loext:graphic-properties draw:fill="none"/>
      <style:paragraph-properties fo:text-align="justify" style:justify-single-word="false" fo:orphans="2" fo:widows="2" style:page-number="auto" style:writing-mode="lr-tb"/>
      <style:text-properties fo:font-size="12pt" style:text-underline-style="none" officeooo:paragraph-rsid="001c838d" style:font-size-asian="12pt" style:font-size-complex="12pt"/>
    </style:style>
    <style:style style:name="P38" style:family="paragraph" style:parent-style-name="Standard" style:list-style-name="L3">
      <loext:graphic-properties draw:fill="none"/>
      <style:paragraph-properties fo:text-align="justify" style:justify-single-word="false" fo:orphans="2" fo:widows="2" style:writing-mode="lr-tb"/>
      <style:text-properties fo:font-size="12pt" style:text-underline-style="none" officeooo:rsid="001ea58e" officeooo:paragraph-rsid="001ea58e" style:font-size-asian="12pt" style:font-size-complex="12pt"/>
    </style:style>
    <style:style style:name="P39" style:family="paragraph" style:parent-style-name="Standard" style:list-style-name="L3">
      <loext:graphic-properties draw:fill="none"/>
      <style:paragraph-properties fo:text-align="justify" style:justify-single-word="false" fo:orphans="2" fo:widows="2" style:writing-mode="lr-tb"/>
      <style:text-properties fo:font-size="12pt" style:text-underline-style="none" officeooo:paragraph-rsid="001c838d" style:font-size-asian="12pt" style:font-size-complex="12pt"/>
    </style:style>
    <style:style style:name="P40" style:family="paragraph" style:parent-style-name="Standard" style:list-style-name="L3">
      <loext:graphic-properties draw:fill="none"/>
      <style:paragraph-properties fo:text-align="justify" style:justify-single-word="false" fo:orphans="2" fo:widows="2" style:writing-mode="lr-tb"/>
      <style:text-properties fo:font-size="12pt" style:text-underline-style="none" officeooo:rsid="001c838d" officeooo:paragraph-rsid="001c838d" style:font-size-asian="12pt" style:font-size-complex="12pt"/>
    </style:style>
    <style:style style:name="P41" style:family="paragraph" style:parent-style-name="Standard" style:list-style-name="L3">
      <loext:graphic-properties draw:fill="none"/>
      <style:paragraph-properties fo:text-align="justify" style:justify-single-word="false" fo:orphans="2" fo:widows="2" style:writing-mode="lr-tb"/>
      <style:text-properties fo:font-size="12pt" style:text-underline-style="none" officeooo:rsid="001da7e2" officeooo:paragraph-rsid="001da7e2" style:font-size-asian="12pt" style:font-size-complex="12pt"/>
    </style:style>
    <style:style style:name="P42" style:family="paragraph" style:parent-style-name="Header" style:master-page-name="Standard">
      <style:paragraph-properties fo:text-align="center" style:justify-single-word="false" style:page-number="auto"/>
      <style:text-properties fo:font-size="12pt" fo:font-style="italic" style:font-size-asian="12pt" style:font-style-asian="italic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aeb5" style:font-size-asian="12pt" style:font-size-complex="12pt"/>
    </style:style>
    <style:style style:name="T4" style:family="text">
      <style:text-properties fo:font-size="12pt" officeooo:rsid="001bfc8b" style:font-size-asian="12pt"/>
    </style:style>
    <style:style style:name="T5" style:family="text">
      <style:text-properties fo:font-size="12pt" officeooo:rsid="0020a0b6" style:font-size-asian="12pt"/>
    </style:style>
    <style:style style:name="T6" style:family="text">
      <style:text-properties fo:font-size="12pt" officeooo:rsid="0022463e" style:font-size-asian="12pt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4b2ec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4b2ec" style:font-size-asian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officeooo:rsid="00176e49" style:font-size-asian="12pt" style:font-weight-asian="bold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style:text-underline-style="none" style:font-size-asian="12pt"/>
    </style:style>
    <style:style style:name="T15" style:family="text">
      <style:text-properties fo:font-size="12pt" style:text-underline-style="none" officeooo:rsid="0015aeb5" style:font-size-asian="12pt" style:font-size-complex="12pt"/>
    </style:style>
    <style:style style:name="T16" style:family="text">
      <style:text-properties fo:font-size="12pt" style:text-underline-style="none" officeooo:rsid="0020a0b6" style:font-size-asian="12pt" style:font-size-complex="12pt"/>
    </style:style>
    <style:style style:name="T17" style:family="text">
      <style:text-properties fo:font-size="12pt" style:text-underline-style="none" fo:font-weight="bold" style:font-size-asian="12pt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c838d" style:font-weight-asian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officeooo:rsid="001a6e7e"/>
    </style:style>
    <style:style style:name="T22" style:family="text">
      <style:text-properties officeooo:rsid="001bfc8b"/>
    </style:style>
    <style:style style:name="T23" style:family="text">
      <style:text-properties officeooo:rsid="001c838d"/>
    </style:style>
    <style:style style:name="T24" style:family="text">
      <style:text-properties officeooo:rsid="0022463e"/>
    </style:style>
    <style:style style:name="T25" style:family="text">
      <style:text-properties officeooo:rsid="002c0a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2"><text:s/>«Московский государственный технический университет имени Н.Э. Баумана» <text:line-break/>(МГТУ им. Н.Э. Баумана)</text:p>
      <text:p text:style-name="P21">УТВЕРЖДАЮ</text:p>
      <text:p text:style-name="P2"><text:span text:style-name="T1"><text:s text:c="106"/>Заведующий кафедрой <text:s text:c="2"/></text:span><text:span text:style-name="T8">ИУ7</text:span></text:p>
      <text:p text:style-name="P22">(Индекс) <text:s text:c="11"/></text:p>
      <text:p text:style-name="Standard"><text:span text:style-name="T1"><text:s text:c="112"/>_____________ <text:s text:c="2"/></text:span><text:span text:style-name="T8">И.В.Рудаков</text:span></text:p>
      <text:p text:style-name="P23"><text:s text:c="169"/><text:span text:style-name="T20">(И.О.Фамилия) <text:s text:c="7"/></text:span></text:p>
      <text:p text:style-name="P7">« ___ » ____________ 2014 г.</text:p>
      <text:p text:style-name="P29"/>
      <text:p text:style-name="P3">ЗАДАНИЕ</text:p>
      <text:p text:style-name="P19">на выполнение курсового проекта</text:p>
      <text:p text:style-name="P4"/>
      <text:p text:style-name="Standard"><text:span text:style-name="T1">по дисциплине</text:span><text:span text:style-name="T7"> <text:s text:c="35"/>«</text:span><text:span text:style-name="T8">Компьютерная <text:s text:c="2"/>графика»</text:span><text:span text:style-name="T7"> <text:s text:c="65"/></text:span></text:p>
      <text:p text:style-name="P5"/>
      <text:p text:style-name="P18"><text:span text:style-name="T8"><text:s text:c="10"/>Программа </text:span><text:span text:style-name="T9">редактирования трехмерных тел с использованием логических операций <text:s text:c="10"/></text:span></text:p>
      <text:p text:style-name="Standard"><text:s text:c="87"/>(Тема курсового проекта)</text:p>
      <text:p text:style-name="P5"/>
      <text:p text:style-name="Standard"><text:span text:style-name="T14">Студент</text:span><text:span text:style-name="T7"> <text:s text:c="51"/></text:span><text:span text:style-name="T10">Панчук </text:span><text:span text:style-name="T8">А.</text:span><text:span text:style-name="T9">И</text:span><text:span text:style-name="T8">. ИУ7-</text:span><text:span text:style-name="T9">52</text:span><text:span text:style-name="T8"> <text:s text:c="66"/></text:span></text:p>
      <text:p text:style-name="P2">(Фамилия, инициалы, индекс группы)</text:p>
      <text:p text:style-name="P16"><text:span text:style-name="T1">График выполнения проекта: <text:s text:c="3"/>25% к </text:span><text:span text:style-name="T16">4 </text:span><text:span text:style-name="T1">нед., 50% к </text:span><text:span text:style-name="T16">6</text:span><text:span text:style-name="T1"> нед., 75% </text:span><text:span text:style-name="T14">к</text:span><text:span text:style-name="T15"> </text:span><text:span text:style-name="T16">8 </text:span><text:span text:style-name="T14">нед</text:span><text:span text:style-name="T1">., 100% к </text:span><text:span text:style-name="T5">12 </text:span><text:span text:style-name="T1">нед.</text:span></text:p>
      <text:p text:style-name="P30">1. Техническое задание</text:p>
      <text:p text:style-name="P26"><text:span text:style-name="T2">Разработать </text:span><text:span text:style-name="T3">клиент-серверное приложение</text:span><text:span text:style-name="T2"> </text:span><text:span text:style-name="T3">создания и редактирования</text:span><text:span text:style-name="T2"> </text:span><text:span text:style-name="T3">трехмерных тел</text:span><text:span text:style-name="T2"> из заданного </text:span><text:span text:style-name="T3">множества примитивов</text:span><text:span text:style-name="T2">. </text:span><text:span text:style-name="T3">На клиентской стороне выполняется работа с объектами:</text:span></text:p>
      <text:list xml:id="list8954535554689097097" text:style-name="L1">
        <text:list-item>
          <text:p text:style-name="P33">добавление примитивов и источников света на сцену;</text:p>
        </text:list-item>
        <text:list-item>
          <text:p text:style-name="P34">перемещение объектов и источников света по сцене;</text:p>
        </text:list-item>
        <text:list-item>
          <text:p text:style-name="P33">выполнение логических операций над объектами;</text:p>
        </text:list-item>
        <text:list-item>
          <text:p text:style-name="P33">модификация физических свойств объектов и источников света.</text:p>
        </text:list-item>
      </text:list>
      <text:p text:style-name="P27">На серверной стороне выполняется:</text:p>
      <text:list xml:id="list987182244143698359" text:style-name="L2">
        <text:list-item>
          <text:p text:style-name="P35">сохранение и загрузка сцен;</text:p>
        </text:list-item>
        <text:list-item>
          <text:p text:style-name="P35">хранение и пополнение множества примитивов.</text:p>
        </text:list-item>
      </text:list>
      <text:p text:style-name="P13">2. Оформление курсового проекта</text:p>
      <text:p text:style-name="P8">2.1. Расчетно-пояснительная записка на <text:span text:style-name="T24">10-15</text:span> листах формата А4.</text:p>
      <text:p text:style-name="P28">Расчетно-пояснительная записка должна содержать постановку введение, аналитическую часть, конструкторскую часть, технологическую часть, экспериментально-исследовательский раздел, заключение, список литературы, приложения.</text:p>
      <text:p text:style-name="P9">2.2. Перечень графического материала.</text:p>
      <text:p text:style-name="P25"><text:span text:style-name="T4">Н</text:span><text:span text:style-name="T1">а защиту проекта должна быть представлена презентация из </text:span><text:span text:style-name="T6">10-15</text:span><text:span text:style-name="T1"> слайдов. </text:span><text:span text:style-name="T4">Д</text:span><text:span text:style-name="T1">олжны быть отражены: постановка задачи, использованные методы и алгоритмы, расчетные соотношения, структура комплекса программ, диаграмма классов, интерфейс, характеристики разработанного ПО, результаты проведенных исследований.</text:span></text:p>
      <text:p text:style-name="P8"/>
      <text:p text:style-name="P10">Дата выдачи задания « ____ » _____________ 20__ г.</text:p>
      <text:p text:style-name="P8"/>
      <text:p text:style-name="P17"><text:span text:style-name="T13"><text:s text:c="5"/>Руководитель курсового проекта</text:span><text:span text:style-name="T1"><text:tab/></text:span><text:span text:style-name="T11"> <text:s text:c="45"/></text:span><text:span text:style-name="T17"><text:s text:c="8"/></text:span><text:span text:style-name="T11">Майков К.А.</text:span></text:p>
      <text:p text:style-name="P24">(Подпись, дата) <text:s text:c="28"/>(И.О.Фамилия) <text:s text:c="11"/></text:p>
      <text:p text:style-name="P15"><text:span text:style-name="T13"><text:s text:c="50"/>Студент <text:s text:c="7"/></text:span><text:span text:style-name="T11"><text:s text:c="46"/></text:span><text:span text:style-name="T17"><text:s text:c="7"/></text:span><text:span text:style-name="T12">Панчук А.И.</text:span></text:p>
      <text:p text:style-name="P20"><text:s text:c="114"/>(Подпись, дата) <text:s text:c="28"/>(И.О.Фамилия) <text:s text:c="11"/></text:p>
      <text:p text:style-name="P11"/>
      <text:p text:style-name="P12"><text:soft-page-break/><text:span text:style-name="T19">3</text:span><text:span text:style-name="T18">. </text:span><text:span text:style-name="T19">Дополнительные указания по проектированию</text:span></text:p>
      <text:list xml:id="list6878779086700609654" text:style-name="L3">
        <text:list-item>
          <text:p text:style-name="P36">Задание положения, размеров и ориентации объектов должно производиться с помощью <text:span text:style-name="T25">манипулятора</text:span>, а также точно с помощью ввода значений из текстовых <text:span text:style-name="T21">полей</text:span>.</text:p>
        </text:list-item>
        <text:list-item>
          <text:p text:style-name="P36">Пользователь <text:span text:style-name="T22">должен</text:span> иметь возможность добавить в сцену любые объекты из заданного набора, общее количество объектов <text:span text:style-name="T21">ограничено вычислительными способностями клиента</text:span>.</text:p>
        </text:list-item>
        <text:list-item>
          <text:p text:style-name="P38">Допустимы <text:span text:style-name="T25">следующие</text:span> логические операции:</text:p>
          <text:list>
            <text:list-item>
              <text:p text:style-name="P38">объединение тел;</text:p>
            </text:list-item>
            <text:list-item>
              <text:p text:style-name="P38">пересечение тел;</text:p>
            </text:list-item>
            <text:list-item>
              <text:p text:style-name="P38">вычитание тел;</text:p>
            </text:list-item>
            <text:list-item>
              <text:p text:style-name="P38">симметрическая разность тел.</text:p>
            </text:list-item>
          </text:list>
        </text:list-item>
        <text:list-item>
          <text:p text:style-name="P37">Каждый источник <text:span text:style-name="T23">света</text:span> <text:span text:style-name="T23">имеет следующие физические свойства</text:span>:</text:p>
          <text:list>
            <text:list-item>
              <text:p text:style-name="P39">положение <text:span text:style-name="T25">в пространстве</text:span>;</text:p>
            </text:list-item>
            <text:list-item>
              <text:p text:style-name="P39">цвет;</text:p>
            </text:list-item>
            <text:list-item>
              <text:p text:style-name="P39">интенсивность.<text:tab/></text:p>
            </text:list-item>
          </text:list>
        </text:list-item>
        <text:list-item>
          <text:p text:style-name="P40">Каждый объект имеет следующие физические свойства:</text:p>
          <text:list>
            <text:list-item>
              <text:p text:style-name="P40">положение <text:span text:style-name="T25">в пространстве</text:span>;</text:p>
            </text:list-item>
            <text:list-item>
              <text:p text:style-name="P41">цвет;</text:p>
            </text:list-item>
            <text:list-item>
              <text:p text:style-name="P41">коэффициент отражения;</text:p>
            </text:list-item>
            <text:list-item>
              <text:p text:style-name="P38">коэффициент непрозрачности.</text:p>
            </text:list-item>
          </text:list>
        </text:list-item>
      </text:list>
      <text:p text:style-name="P14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4-19T20:50:00</meta:creation-date>
    <dc:date>2015-05-09T10:12:48.847085148</dc:date>
    <meta:print-date>2014-04-19T21:57:00</meta:print-date>
    <meta:editing-cycles>23</meta:editing-cycles>
    <meta:editing-duration>PT1H32M6S</meta:editing-duration>
    <meta:generator>LibreOffice/4.4.2.2$Linux_X86_64 LibreOffice_project/40m0$Build-2</meta:generator>
    <meta:document-statistic meta:table-count="0" meta:image-count="0" meta:object-count="0" meta:page-count="2" meta:paragraph-count="54" meta:word-count="337" meta:character-count="3778" meta:non-whitespace-character-count="2406"/>
  </office:meta>
</office:document-meta>
</file>